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34.35pt" svg:height="548.9pt" svg:x="269.26pt" svg:y="2.27pt">
            <loext:p draw:notify-on-update-of-ranges="Sheet1.A1:Sheet1.A52 Sheet1.B1:Sheet1.B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21" calcext:value-type="float">
            <text:p>23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62" calcext:value-type="float">
            <text:p>96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/00/0000</text:date>, <text:time style:data-style-name="N2" text:time-value="23:16:09.6630449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23:47:57.869889198</meta:creation-date>
    <dc:date>2016-05-22T23:28:18.021361252</dc:date>
    <meta:editing-duration>PT5M39S</meta:editing-duration>
    <meta:editing-cycles>3</meta:editing-cycles>
    <meta:generator>LibreOffice/5.1.2.2$Linux_X86_64 LibreOffice_project/10m0$Build-2</meta:generator>
    <meta:document-statistic meta:table-count="1" meta:cell-count="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minimum="1" chart:maximum="200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tru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435cm" svg:height="19.365cm" xlink:href=".." xlink:type="simple" chart:class="chart:scatter" chart:style-name="ch1">
        <chart:legend svg:x="24.144cm" svg:y="18.296cm" style:legend-expansion="custom" chartooo:width="4.056cm" chartooo:height="0.651cm" style:legend-expansion-aspect-ratio="6.23041474654378" chart:style-name="ch2"/>
        <chart:plot-area chart:style-name="ch3" table:cell-range-address="Sheet1.A1:Sheet1.B52" chart:data-source-has-labels="row" svg:x="1.79cm" svg:y="0.556cm" svg:width="26.598cm" svg:height="17.612cm">
          <chartooo:coordinate-region svg:x="2.967cm" svg:y="0.755cm" svg:width="25.421cm" svg:height="16.766cm"/>
          <chart:axis chart:dimension="x" chart:name="primary-x" chart:style-name="ch4">
            <chart:title svg:x="12.936cm" svg:y="18.555cm" chart:style-name="ch5">
              <text:p>Stopień wierzchołka n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98cm" svg:y="12.481cm" chart:style-name="ch9">
              <text:p>Liczba wierzchołków o stopniu n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Sheet1.B1:Sheet1.B52" loext:label-string="&quot;Stopień wierzchołka&quot;" chart:class="chart:scatter">
            <chart:domain table:cell-range-address="Sheet1.A1:Sheet1.A52"/>
            <chart:data-point chart:repeated="36"/>
            <chart:data-point chart:style-name="ch11"/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opień wierzchołk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9">
                <text:p>299</text:p>
                <draw:g>
                  <svg:desc>Sheet1.A1:Sheet1.A52</svg:desc>
                </draw:g>
              </table:table-cell>
              <table:table-cell office:value-type="float" office:value="1">
                <text:p>1</text:p>
                <draw:g>
                  <svg:desc>Sheet1.B1:Sheet1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6">
                <text:p>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3">
                <text:p>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">
                <text:p>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1">
                <text:p>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2321">
                <text:p>23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9662">
                <text:p>96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